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09cm" svg:y="4.35cm">
            <draw:object draw:notify-on-update-of-ranges="Sheet1.B1:Sheet1.B1 Sheet1.B2:Sheet1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Z3 SMT output</text:p>
          </table:table-cell>
          <table:table-cell office:value-type="string" calcext:value-type="string">
            <text:p>After verification</text:p>
          </table:table-cell>
        </table:table-row>
        <table:table-row table:style-name="ro1">
          <table:table-cell/>
          <table:table-cell office:value-type="float" office:value="0.137034" calcext:value-type="float">
            <text:p>0.137034</text:p>
          </table:table-cell>
          <table:table-cell office:value-type="float" office:value="1.720042" calcext:value-type="float">
            <text:p>1.720042</text:p>
          </table:table-cell>
        </table:table-row>
        <table:table-row table:style-name="ro1">
          <table:table-cell/>
          <table:table-cell office:value-type="float" office:value="0.069104" calcext:value-type="float">
            <text:p>0.069104</text:p>
          </table:table-cell>
          <table:table-cell office:value-type="float" office:value="25.576375" calcext:value-type="float">
            <text:p>25.576375</text:p>
          </table:table-cell>
        </table:table-row>
        <table:table-row table:style-name="ro1">
          <table:table-cell/>
          <table:table-cell office:value-type="float" office:value="0.064547" calcext:value-type="float">
            <text:p>0.064547</text:p>
          </table:table-cell>
          <table:table-cell office:value-type="float" office:value="23.30405" calcext:value-type="float">
            <text:p>23.30405</text:p>
          </table:table-cell>
        </table:table-row>
        <table:table-row table:style-name="ro1">
          <table:table-cell/>
          <table:table-cell office:value-type="float" office:value="0.113158" calcext:value-type="float">
            <text:p>0.113158</text:p>
          </table:table-cell>
          <table:table-cell office:value-type="float" office:value="29.060795" calcext:value-type="float">
            <text:p>29.060795</text:p>
          </table:table-cell>
        </table:table-row>
        <table:table-row table:style-name="ro1">
          <table:table-cell/>
          <table:table-cell office:value-type="float" office:value="0.100984" calcext:value-type="float">
            <text:p>0.100984</text:p>
          </table:table-cell>
          <table:table-cell office:value-type="float" office:value="39.805471" calcext:value-type="float">
            <text:p>39.805471</text:p>
          </table:table-cell>
        </table:table-row>
        <table:table-row table:style-name="ro1">
          <table:table-cell/>
          <table:table-cell office:value-type="float" office:value="0.107644" calcext:value-type="float">
            <text:p>0.107644</text:p>
          </table:table-cell>
          <table:table-cell office:value-type="float" office:value="115.621826" calcext:value-type="float">
            <text:p>115.621826</text:p>
          </table:table-cell>
        </table:table-row>
        <table:table-row table:style-name="ro1">
          <table:table-cell/>
          <table:table-cell office:value-type="float" office:value="0.119209" calcext:value-type="float">
            <text:p>0.119209</text:p>
          </table:table-cell>
          <table:table-cell office:value-type="float" office:value="33.050251" calcext:value-type="float">
            <text:p>33.050251</text:p>
          </table:table-cell>
        </table:table-row>
        <table:table-row table:style-name="ro1">
          <table:table-cell/>
          <table:table-cell office:value-type="float" office:value="0.286741" calcext:value-type="float">
            <text:p>0.286741</text:p>
          </table:table-cell>
          <table:table-cell office:value-type="float" office:value="50.159936" calcext:value-type="float">
            <text:p>50.159936</text:p>
          </table:table-cell>
        </table:table-row>
        <table:table-row table:style-name="ro1">
          <table:table-cell/>
          <table:table-cell office:value-type="float" office:value="0.247599" calcext:value-type="float">
            <text:p>0.247599</text:p>
          </table:table-cell>
          <table:table-cell office:value-type="float" office:value="57.914044" calcext:value-type="float">
            <text:p>57.914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7:06:06.612228882</meta:creation-date>
    <dc:date>2015-06-13T23:20:36.914878285</dc:date>
    <meta:editing-duration>P1DT1H58M22S</meta:editing-duration>
    <meta:editing-cycles>1</meta:editing-cycles>
    <meta:document-statistic meta:table-count="1" meta:cell-count="20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952cm" style:legend-expansion="high" chart:style-name="ch2"/>
        <chart:plot-area chart:style-name="ch3" table:cell-range-address="Sheet1.B1:Sheet1.C10" chart:data-source-has-labels="row" svg:x="1.331cm" svg:y="0.18cm" svg:width="11.08cm" svg:height="7.659cm">
          <chartooo:coordinate-region svg:x="2.138cm" svg:y="0.379cm" svg:width="10.273cm" svg:height="6.813cm"/>
          <chart:axis chart:dimension="x" chart:name="primary-x" chart:style-name="ch4">
            <chart:title svg:x="5.385cm" svg:y="8.019cm" chart:style-name="ch5">
              <text:p>Test input workflows</text:p>
            </chart:title>
          </chart:axis>
          <chart:axis chart:dimension="y" chart:name="primary-y" chart:style-name="ch6">
            <chart:title svg:x="0.451cm" svg:y="4.635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bar">
            <chart:data-point chart:repeated="9"/>
          </chart:series>
          <chart:series chart:style-name="ch10" chart:values-cell-range-address="Sheet1.C2:Sheet1.C10" chart:label-cell-address="Sheet1.C1:Sheet1.C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3 SMT output</text:p>
                <draw:g>
                  <svg:desc>Sheet1.B1:Sheet1.B1</svg:desc>
                </draw:g>
              </table:table-cell>
              <table:table-cell office:value-type="string">
                <text:p>After verific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034">
                <text:p>0.137034</text:p>
                <draw:g>
                  <svg:desc>Sheet1.B2:Sheet1.B10</svg:desc>
                </draw:g>
              </table:table-cell>
              <table:table-cell office:value-type="float" office:value="1.720042">
                <text:p>1.72004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104">
                <text:p>0.069104</text:p>
              </table:table-cell>
              <table:table-cell office:value-type="float" office:value="25.576375">
                <text:p>25.57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47">
                <text:p>0.064547</text:p>
              </table:table-cell>
              <table:table-cell office:value-type="float" office:value="23.30405">
                <text:p>23.3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158">
                <text:p>0.113158</text:p>
              </table:table-cell>
              <table:table-cell office:value-type="float" office:value="29.060795">
                <text:p>29.060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984">
                <text:p>0.100984</text:p>
              </table:table-cell>
              <table:table-cell office:value-type="float" office:value="39.805471">
                <text:p>39.805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644">
                <text:p>0.107644</text:p>
              </table:table-cell>
              <table:table-cell office:value-type="float" office:value="115.621826">
                <text:p>115.621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9209">
                <text:p>0.119209</text:p>
              </table:table-cell>
              <table:table-cell office:value-type="float" office:value="33.050251">
                <text:p>33.050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741">
                <text:p>0.286741</text:p>
              </table:table-cell>
              <table:table-cell office:value-type="float" office:value="50.159936">
                <text:p>50.159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599">
                <text:p>0.247599</text:p>
              </table:table-cell>
              <table:table-cell office:value-type="float" office:value="57.914044">
                <text:p>57.91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table:cell-range-address="Sheet1.B1:Sheet1.B10" chart:data-source-has-labels="row" svg:x="1.331cm" svg:y="0.18cm" svg:width="11.319cm" svg:height="7.659cm">
          <chartooo:coordinate-region svg:x="2.243cm" svg:y="0.38cm" svg:width="10.407cm" svg:height="6.812cm"/>
          <chart:axis chart:dimension="x" chart:name="primary-x" chart:style-name="ch4">
            <chart:title svg:x="5.504cm" svg:y="8.019cm" chart:style-name="ch5">
              <text:p>Test input workflows</text:p>
            </chart:title>
          </chart:axis>
          <chart:axis chart:dimension="y" chart:name="primary-y" chart:style-name="ch6">
            <chart:title svg:x="0.451cm" svg:y="4.635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3 SMT out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034">
                <text:p>0.137034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104">
                <text:p>0.069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47">
                <text:p>0.064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984">
                <text:p>0.100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644">
                <text:p>0.107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9209">
                <text:p>0.119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741">
                <text:p>0.2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599">
                <text:p>0.247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